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LGADO RODRIGUEZ OLIVER ELIA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SAN CAMIL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GRIPRODUCTS</text:span></text:p>
            <text:p text:style-name="P7">Lin.Genet(Ped.1):<text:span text:style-name="T4">POLLOS 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2:26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